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10" office:value-type="string">
            <text:p>No Footprint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10" office:value-type="string">
            <text:p>No Footpri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1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2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0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10" office:value-type="string">
            <text:p>No Footprint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13/02/2014</text:date>, <text:time>13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3T13:18:24</dc:date>
    <dc:creator>david </dc:creator>
    <meta:generator>LibreOffice/3.4$Linux LibreOffice_project/340m1$Build-402</meta:generator>
    <meta:editing-duration>P1DT2H8M48S</meta:editing-duration>
    <meta:editing-cycles>66</meta:editing-cycles>
    <meta:document-statistic meta:table-count="1" meta:cell-count="582" meta:object-count="0"/>
  </office:meta>
</office:document-meta>
</file>